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ÑOZ ANTACHOQUE ROSA CATALI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8009408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411969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AMOS MUÑOZ, MEYLIN MAYTH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63503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UÑOZ ANTACHOQUE ROSA CATALIN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8009408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26</text:p>
          </table:table-cell>
          <table:table-cell table:style-name="Tableau1.D2" office:value-type="string">
            <text:p text:style-name="P13">936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7</text:p>
          </table:table-cell>
          <table:table-cell table:style-name="Tableau1.A2" office:value-type="string">
            <text:p text:style-name="P14">26</text:p>
          </table:table-cell>
          <table:table-cell table:style-name="Tableau1.D2" office:value-type="string">
            <text:p text:style-name="P13">18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1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ASCA JUANIT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0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3:54:2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